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4" table:default-cell-style-name="ce3"/>
        <table:table-row table:style-name="ro1">
          <table:table-cell table:style-name="ce3"/>
          <table:table-cell table:style-name="ce5" office:value-type="string" calcext:value-type="string">
            <text:p>By phone</text:p>
          </table:table-cell>
          <table:table-cell table:style-name="ce5" office:value-type="string" calcext:value-type="string">
            <text:p>By SMS</text:p>
          </table:table-cell>
          <table:table-cell table:style-name="ce5" office:value-type="string" calcext:value-type="string">
            <text:p>At meeting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office:value-type="float" office:value="127" calcext:value-type="float">
            <text:p>127</text:p>
          </table:table-cell>
          <table:table-cell office:value-type="float" office:value="300" calcext:value-type="float">
            <text:p>30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By phone</text:p>
          </table:table-cell>
          <table:table-cell table:style-name="ce5" office:value-type="string" calcext:value-type="string">
            <text:p>By SMS</text:p>
          </table:table-cell>
          <table:table-cell table:style-name="ce5" office:value-type="string" calcext:value-type="string">
            <text:p>At meeting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formula="of:=[.$E2]*[.B$4]/[.$E$4]" office:value-type="float" office:value="36.48" calcext:value-type="float">
            <text:p>36.48</text:p>
          </table:table-cell>
          <table:table-cell table:formula="of:=[.$E2]*[.C$4]/[.$E$4]" office:value-type="float" office:value="51.1733333333333" calcext:value-type="float">
            <text:p>51.1733333333333</text:p>
          </table:table-cell>
          <table:table-cell table:formula="of:=[.$E2]*[.D$4]/[.$E$4]" office:value-type="float" office:value="64.3466666666667" calcext:value-type="float">
            <text:p>64.3466666666667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formula="of:=[.$E3]*[.B$4]/[.$E$4]" office:value-type="float" office:value="35.52" calcext:value-type="float">
            <text:p>35.52</text:p>
          </table:table-cell>
          <table:table-cell table:formula="of:=[.$E3]*[.C$4]/[.$E$4]" office:value-type="float" office:value="49.8266666666667" calcext:value-type="float">
            <text:p>49.8266666666667</text:p>
          </table:table-cell>
          <table:table-cell table:formula="of:=[.$E3]*[.D$4]/[.$E$4]" office:value-type="float" office:value="62.6533333333333" calcext:value-type="float">
            <text:p>62.6533333333333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-value</text:p>
          </table:table-cell>
          <table:table-cell table:formula="of:=LEGACY.CHITEST([.B2:.D3];[.B8:.D9])" office:value-type="float" office:value="0.0182325804100701" calcext:value-type="float">
            <text:p>0.018232580410070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2:47:57.082892826</meta:creation-date>
    <dc:date>2023-06-20T20:09:29.525687252</dc:date>
    <meta:editing-duration>PT48M31S</meta:editing-duration>
    <meta:editing-cycles>2</meta:editing-cycles>
    <meta:generator>LibreOffice/7.5.4.2$Linux_X86_64 LibreOffice_project/50$Build-2</meta:generator>
    <meta:document-statistic meta:table-count="1" meta:cell-count="32" meta:object-count="0"/>
  </office:meta>
</office:document-meta>
</file>